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Tahoma" style:font-size-complex="18pt"/>
    </style:style>
    <style:style style:name="P2" style:family="paragraph" style:parent-style-name="Standard">
      <style:text-properties fo:font-variant="small-caps" style:font-name="Cambria" fo:font-size="11pt" fo:letter-spacing="0.0209in" fo:text-shadow="1pt 1pt" fo:font-weight="bold" style:font-size-asian="11pt" style:font-weight-asian="bold" style:font-name-complex="Tahoma" style:font-size-complex="11pt"/>
    </style:style>
    <style:style style:name="P3" style:family="paragraph" style:parent-style-name="Standard">
      <style:text-properties style:font-name="Cambria" fo:font-size="11pt" style:font-size-asian="11pt" style:font-name-complex="Tahoma" style:font-size-complex="11pt"/>
    </style:style>
    <style:style style:name="P4" style:family="paragraph" style:parent-style-name="Standard" style:list-style-name="L1">
      <style:paragraph-properties fo:margin-left="0in" fo:margin-right="0in" fo:text-indent="0in" style:auto-text-indent="false"/>
      <style:text-properties style:font-name="Cambria" fo:font-size="11pt" officeooo:rsid="001d94a3" officeooo:paragraph-rsid="001d94a3" style:font-size-asian="11pt" style:font-name-complex="Tahoma" style:font-size-complex="11pt"/>
    </style:style>
    <style:style style:name="T1" style:family="text">
      <style:text-properties officeooo:rsid="001d94a3"/>
    </style:style>
    <style:style style:name="T2" style:family="text">
      <style:text-properties style:font-name="Cambria" fo:font-size="11pt" style:font-size-asian="11pt" style:font-name-complex="Tahoma" style:font-size-complex="11pt"/>
    </style:style>
    <style:style style:name="T3" style:family="text">
      <style:text-properties style:font-name="Cambria" fo:font-size="11pt" fo:font-weight="bold" style:font-size-asian="11pt" style:font-weight-asian="bold" style:font-name-complex="Tahoma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nalítico</text:p>
      <text:p text:style-name="P2"/>
      <text:p text:style-name="P3">Nome: <text:span text:style-name="T1">Vicente Franzini</text:span></text:p>
      <text:p text:style-name="P3">Referência de cada fonte analisada:</text:p>
      <text:list text:style-name="L1">
        <text:list-item>
          <text:p text:style-name="P4"><text:a xlink:type="simple" xlink:href="http://wiki.icmc.usp.br/images/a/ac/Lista_Sequencial_Estatica_09.pdf" text:style-name="Internet_20_link" text:visited-style-name="Visited_20_Internet_20_Link">http://wiki.icmc.usp.br/images/a/ac/Lista_Sequencial_Estatica_09.pdf</text:a></text:p>
        </text:list-item>
        <text:list-item>
          <text:p text:style-name="P4"><text:a xlink:type="simple" xlink:href="https://useful.codes/static-linked-lists-data-structure/" text:style-name="Internet_20_link" text:visited-style-name="Visited_20_Internet_20_Link">https://useful.codes/static-linked-lists-data-structure/</text:a></text:p>
          <text:p text:style-name="P4"/>
        </text:list-item>
      </text:list>
      <text:p text:style-name="P3">Descrição da obra:</text:p>
      <text:p text:style-name="P3"/>
      <text:p text:style-name="P3"><text:tab/><text:span text:style-name="T1">Listas Encadeadas Estáticas são listas encadeadas que, ao invés de cada nó ser alocado independentemente, estando em locais efetivamente aleatórios na memória, a LEE é alocada como um array contendo todos os nós em sequência, com a diferença principal comparado a listas lineares sequenciais, que também são alocadas em bloco por meio de arrays, que a LEE não tem ordenação fixa, com o primeiro elemento podendo estar ao lado do nono e por assim vai.</text:span></text:p>
      <text:p text:style-name="P3"><text:tab/><text:span text:style-name="T1">As vantagens são o tamanho fixo, a contiguidade permite o acesso direto a qualquer elemento sem a necessidade do armazenamento do endereço de memória, acesso sequencial (útil em memórias como de fita), dentre outras.</text:span></text:p>
      <text:p text:style-name="P3"><text:tab/><text:span text:style-name="T1">As desvantagens, no entanto, são o seu tamanho fixo, que pode ser benéfico em outros casos, mas não permite a fácil expansão da lista além de seu tamanho delimitado. Sendo assim, em uma lista encadeada dinâmica, podemos ter uma lista de qualquer tamanho que caiba na memória, sem a limitação de um tamanho fixo pré-definido.</text:span></text:p>
      <text:p text:style-name="P3"/>
      <text:p text:style-name="Standard"><text:span text:style-name="T2">Comentários (uma opinião crítica sobre as fontes consultadas, relacionando-as – </text:span><text:span text:style-name="T3">obrigatório no mínimo 5 linhas</text:span><text:span text:style-name="T2">):</text:span></text:p>
      <text:p text:style-name="P3"/>
      <text:p text:style-name="P3"><text:tab/><text:span text:style-name="T1">Eu acho que o Professor deveria ter dado aviso prévio sobre o fato desse RAN valer para esse dia, com o RAN da semana passada parecendo ser o que valeria para a semana inteira.</text:span></text:p>
      <text:p text:style-name="P3"><text:tab/><text:span text:style-name="T1">Em outros assuntos, no entanto, acho o assunto de listas encadeadas, mesmo não muito úteis na prática, bons para introduzir conteúdos e conceitos interessantes, que são sim muito úteis (como ponteiros, structs em C, dentre outros).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pt" fo:country="BR" style:font-name-asian="Noto Sans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ambria" fo:font-size="10pt" style:font-size-asian="10pt" style:font-name-complex="Tahom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0.9846in" fo:margin-right="0.9846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Prof. Marcus Vinicius Maltempi</text:p>
        <text:p text:style-name="MP1">Estruturas de Dados I – Noturno, 1º Sem/20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odelo RAN</dc:title>
    <dc:subject/>
    <meta:keyword/>
    <meta:creation-date>2026-03-09T19:31:33.209264078</meta:creation-date>
    <meta:editing-cycles>2</meta:editing-cycles>
    <meta:editing-duration>PT7M47S</meta:editing-duration>
    <meta:generator>LibreOffice/25.8.5.2$Linux_X86_64 LibreOffice_project/580$Build-2</meta:generator>
    <dc:date>2026-03-09T19:39:19.542930806</dc:date>
    <meta:document-statistic meta:table-count="0" meta:image-count="0" meta:object-count="0" meta:page-count="1" meta:paragraph-count="15" meta:word-count="277" meta:character-count="1806" meta:non-whitespace-character-count="1539"/>
    <meta:template xlink:type="simple" xlink:actuate="onRequest" xlink:title="Modelo RAN" xlink:href="../../../../../../Templates/Modelo%20RAN.ott" meta:date="2026-03-09T19:31:32.121912485"/>
  </office:meta>
</office:document-meta>
</file>